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e820" officeooo:paragraph-rsid="0001e820"/>
    </style:style>
    <style:style style:name="P2" style:family="paragraph" style:parent-style-name="Standard">
      <style:paragraph-properties fo:text-align="start" style:justify-single-word="false"/>
      <style:text-properties officeooo:rsid="0001e820" officeooo:paragraph-rsid="0001e820"/>
    </style:style>
    <style:style style:name="P3" style:family="paragraph" style:parent-style-name="Standard">
      <style:paragraph-properties fo:text-align="start" style:justify-single-word="false"/>
      <style:text-properties officeooo:rsid="00034d38" officeooo:paragraph-rsid="00034d38"/>
    </style:style>
    <style:style style:name="P4" style:family="paragraph" style:parent-style-name="Standard">
      <style:paragraph-properties fo:text-align="start" style:justify-single-word="false"/>
      <style:text-properties officeooo:rsid="000502c8" officeooo:paragraph-rsid="000502c8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502c8" officeooo:paragraph-rsid="000502c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officeooo:rsid="000605bb" officeooo:paragraph-rsid="000605bb"/>
    </style:style>
    <style:style style:name="P7" style:family="paragraph" style:parent-style-name="Standard">
      <style:paragraph-properties fo:text-align="start" style:justify-single-word="false"/>
      <style:text-properties officeooo:rsid="00074cc1" officeooo:paragraph-rsid="00074cc1"/>
    </style:style>
    <style:style style:name="P8" style:family="paragraph" style:parent-style-name="Standard">
      <style:paragraph-properties fo:text-align="start" style:justify-single-word="false"/>
      <style:text-properties officeooo:rsid="0007cda8" officeooo:paragraph-rsid="0007cda8"/>
    </style:style>
    <style:style style:name="T1" style:family="text">
      <style:text-properties officeooo:rsid="00034d38"/>
    </style:style>
    <style:style style:name="T2" style:family="text">
      <style:text-properties fo:color="#000000"/>
    </style:style>
    <style:style style:name="T3" style:family="text">
      <style:text-properties officeooo:rsid="00074cc1"/>
    </style:style>
    <style:style style:name="T4" style:family="text">
      <style:text-properties officeooo:rsid="0007cd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s of Testing 1/30</text:p>
      <text:p text:style-name="P2">Methodology: The programs identified the loans that would be tagged and these loans were checked to see if they really had the tag. If they didn't, then I manually went through them to make sure that <text:span text:style-name="T3">the tagger hadn't simply missed the tag</text:span> (th<text:span text:style-name="T3">is happens fairly often</text:span>). I recorded the accuracy of the systems here. </text:p>
      <text:p text:style-name="P2">#Animals: Failed @ 97.3%</text:p>
      <text:p text:style-name="P2">#Eco-friendly: Failed @ &lt;90%</text:p>
      <text:p text:style-name="P2">#Fabrics: Success @ 100%</text:p>
      <text:p text:style-name="P2">#FemaleEducation: Failed @ &lt;90%</text:p>
      <text:p text:style-name="P2">#FirstLoan: Failed @ &lt;90%</text:p>
      <text:p text:style-name="P2">#Elderly: Success @ 100%</text:p>
      <text:p text:style-name="P2">#HealthAndSanitation: Success @ 100%</text:p>
      <text:p text:style-name="P2">#JobCreator: Success @ 100%</text:p>
      <text:p text:style-name="P2">#Refugee: Success @ 100%</text:p>
      <text:p text:style-name="P7">#RepeatBorrower: Success @ 100%</text:p>
      <text:p text:style-name="P4">#Technology: Success @ 100%</text:p>
      <text:p text:style-name="P6">#Trees: Failed @ 93.75%</text:p>
      <text:p text:style-name="P7">#Schooling: Success @ 100%</text:p>
      <text:p text:style-name="P7">#Widowed: Success @ 100%</text:p>
      <text:p text:style-name="P7"/>
      <text:p text:style-name="P8">Any tags not listed above have been attempted, but I do not believe that accurate systems can be developed for them. </text:p>
      <text:p text:style-name="P2"/>
      <text:p text:style-name="P2">I would like permission from the Loan Taggers team captains to implement the systems that received over 99% for testing: Fabrics, Elderly, HealthAndSanitation, JobCreator, Refugee, <text:span text:style-name="T4">RepeatBorrower, Technology, Schooling, Widowed</text:span></text:p>
      <text:p text:style-name="P2">Basic logic for each system:</text:p>
      <text:p text:style-name="P2"/>
      <text:p text:style-name="P2">Fabrics: </text:p>
      <text:p text:style-name="P2">If the loan <text:span text:style-name="T1">use (short blurb) </text:span>contains one of these words: </text:p>
      <text:p text:style-name="P2"><text:tab/>fabric, sewing, tailor, dressmaking, weaving, embroidery, batik, basketry, pagnes, Elei, elei</text:p>
      <text:p text:style-name="P2"/>
      <text:p text:style-name="P2">Elderly: </text:p>
      <text:p text:style-name="P2">Check to see if “years old”, “years of age”, “year old”, “year-old” are present in the description</text:p>
      <text:p text:style-name="P2"><text:tab/>If so, check if the number previous is over 50. </text:p>
      <text:p text:style-name="P2"/>
      <text:p text:style-name="P2">HealthAndSanitation: </text:p>
      <text:p text:style-name="P2"><text:span text:style-name="T1">If the loan use (short blurb) contains “health”, “latrine”, or “sanita” (this is to include “sanitary, sanitation, etc.”) OR the sector of the loan is health</text:span></text:p>
      <text:p text:style-name="P3">Additionally, the sector of the loan cannot be Agriculture or Retail</text:p>
      <text:p text:style-name="P3"/>
      <text:p text:style-name="P3">JobCreator: </text:p>
      <text:p text:style-name="P3">If the loan use (short blurb) contains “labor” or “worker”</text:p>
      <text:p text:style-name="P3"/>
      <text:p text:style-name="P3">Refugee:</text:p>
      <text:p text:style-name="P3">If the loan description contains “IDP”, “Internally Displaced Person”, “internally displaced person”, “refugee”, or “refugee”</text:p>
      <text:p text:style-name="P3">Additionally, the description cannot contain “Gaza Strip” (reasoning for this is that there are a lot of loans where the borrower is not a refugee but that their home in the Gaza Strip has been “affected” by <text:soft-page-break/>refugees)</text:p>
      <text:p text:style-name="P3"/>
      <text:p text:style-name="P7">RepeatBorrower:</text:p>
      <text:p text:style-name="P7">Checks to see if the loan description contains “repaid”</text:p>
      <text:p text:style-name="P7">If not, checks to see if the borrower had another Kiva loan that is fully repaid</text:p>
      <text:p text:style-name="P7"/>
      <text:p text:style-name="P7">Schooling:</text:p>
      <text:p text:style-name="P7">Checks if the sector of the loan is “Education”</text:p>
      <text:p text:style-name="P2"/>
      <text:p text:style-name="P4">Technology <text:span text:style-name="T3">(OAF loans will not be included)</text:span>:</text:p>
      <text:p text:style-name="P4">Check if the loan contains</text:p>
      <text:p text:style-name="P5"><text:span text:style-name="T2">"telephone", "TV", "mobile phone", "mobile money", "computer", "internet", "printing", "M-pesa", <text:s text:c="11"/>"mobile airtime", "biodigester", "solar home system", "cell phone" and plural versions of these</text:span></text:p>
      <text:p text:style-name="P5"><text:span text:style-name="T2">Additionally, all Ruma loans automatically get the tag regardless of finding one of the keywords</text:span></text:p>
      <text:p text:style-name="P2"/>
      <text:p text:style-name="P7">Widowed:</text:p>
      <text:p text:style-name="P7">Checks to see if “widow” is in description and makes sure that “husband” is not in description</text:p>
      <text:p text:style-name="P2"/>
      <text:p text:style-name="P2"/>
      <text:p text:style-name="P2">I will spend some time revising the other systems that failed testing and I will run tests again on these new systems on March 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08:36:26.667913000</meta:creation-date>
    <dc:date>2016-01-31T13:01:49.095203000</dc:date>
    <meta:editing-duration>PT8M47S</meta:editing-duration>
    <meta:editing-cycles>1</meta:editing-cycles>
    <meta:document-statistic meta:table-count="0" meta:image-count="0" meta:object-count="0" meta:page-count="2" meta:paragraph-count="45" meta:word-count="453" meta:character-count="2875" meta:non-whitespace-character-count="2445"/>
    <meta:generator>LibreOffice/5.0.4.2$MacOSX_X86_64 LibreOffice_project/2b9802c1994aa0b7dc6079e128979269cf95bc78</meta:generator>
  </office:meta>
</office:document-meta>
</file>